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316cm" style:use-optimal-column-width="false"/>
    </style:style>
    <style:style style:name="co2" style:family="table-column">
      <style:table-column-properties style:column-width="7.3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6.593cm" svg:height="9.872cm" svg:x="6.951cm" svg:y="4.919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orange3">
              <table:table-cell>
                <text:p>方法</text:p>
              </table:table-cell>
              <table:table-cell>
                <text:p>分支覆盖</text:p>
              </table:table-cell>
              <table:table-cell>
                <text:p>条件覆盖</text:p>
              </table:table-cell>
              <table:table-cell>
                <text:p>条件组合覆盖</text:p>
              </table:table-cell>
              <table:table-cell>
                <text:p>基本路径覆盖</text:p>
              </table:table-cell>
            </table:table-row>
            <table:table-row table:style-name="ro1" table:default-cell-style-name="orange2">
              <table:table-cell>
                <text:p>优点</text:p>
              </table:table-cell>
              <table:table-cell>
                <text:p>简单，无须细分每个判定</text:p>
              </table:table-cell>
              <table:table-cell>
                <text:p>增加了对符号判定情况的测试</text:p>
              </table:table-cell>
              <table:table-cell>
                <text:p>对程序进行比较彻底的测试，覆盖面广</text:p>
              </table:table-cell>
              <table:table-cell>
                <text:p>清晰、测试用例有效</text:p>
              </table:table-cell>
            </table:table-row>
            <table:table-row table:style-name="ro2" table:default-cell-style-name="orange1">
              <table:table-cell>
                <text:p>缺点</text:p>
              </table:table-cell>
              <table:table-cell>
                <text:p>大部分的判定语句都是由多个逻辑条件组合而成，若仅仅判断其组合条件的结果，而忽略每个条件的取值情况，会遗留掉测试路径</text:p>
              </table:table-cell>
              <table:table-cell>
                <text:p>需要足够多的测试用例，但不能保证判定覆盖，这是由于and和or不同的组合效果造成的</text:p>
              </table:table-cell>
              <table:table-cell>
                <text:p>对所有可能的条件进行测试，需要设计大量、复杂的测试用例，工作量比较大</text:p>
              </table:table-cell>
              <table:table-cell>
                <text:p>不能覆盖一些特定的条件，这些条件往往是容易出错的地方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4T09:27:40.006956893</meta:creation-date>
    <dc:date>2021-04-14T09:33:06.841630754</dc:date>
    <meta:editing-duration>PT5M27S</meta:editing-duration>
    <meta:editing-cycles>1</meta:editing-cycles>
    <meta:document-statistic meta:object-count="1"/>
    <meta:generator>LibreOffice/7.0.5.2$Linux_X86_64 LibreOffice_project/00$Build-2</meta:generator>
  </office:meta>
</office:document-meta>
</file>